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Heading_20_1">
      <style:text-properties officeooo:paragraph-rsid="00059970"/>
    </style:style>
    <style:style style:name="P13" style:family="paragraph" style:parent-style-name="Heading_20_1">
      <style:text-properties officeooo:paragraph-rsid="00078eb4"/>
    </style:style>
    <style:style style:name="P14" style:family="paragraph" style:parent-style-name="Heading_20_1">
      <style:text-properties officeooo:paragraph-rsid="000e02d1"/>
    </style:style>
    <style:style style:name="P15" style:family="paragraph" style:parent-style-name="Heading_20_1">
      <style:text-properties officeooo:paragraph-rsid="001098e1"/>
    </style:style>
    <style:style style:name="P16" style:family="paragraph" style:parent-style-name="Heading_20_1">
      <style:text-properties officeooo:paragraph-rsid="00122ed4"/>
    </style:style>
    <style:style style:name="P17" style:family="paragraph" style:parent-style-name="Heading_20_1">
      <style:text-properties officeooo:paragraph-rsid="0014bf5e"/>
    </style:style>
    <style:style style:name="P18" style:family="paragraph" style:parent-style-name="Heading_20_1">
      <style:text-properties officeooo:paragraph-rsid="0016ad09"/>
    </style:style>
    <style:style style:name="P19" style:family="paragraph" style:parent-style-name="Heading_20_1">
      <style:text-properties officeooo:paragraph-rsid="00184554"/>
    </style:style>
    <style:style style:name="P20" style:family="paragraph" style:parent-style-name="Heading_20_1">
      <style:text-properties officeooo:paragraph-rsid="00185db7"/>
    </style:style>
    <style:style style:name="P21" style:family="paragraph" style:parent-style-name="Heading_20_1">
      <style:text-properties officeooo:paragraph-rsid="0019c029"/>
    </style:style>
    <style:style style:name="P22" style:family="paragraph" style:parent-style-name="Text_20_body">
      <style:text-properties officeooo:rsid="00185db7" officeooo:paragraph-rsid="00185db7"/>
    </style:style>
    <style:style style:name="P23" style:family="paragraph" style:parent-style-name="Text_20_body">
      <style:text-properties officeooo:rsid="00185db7" officeooo:paragraph-rsid="0019c029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2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3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4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5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6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7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18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19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0" text:outline-level="1"><text:span text:style-name="T17">20</text:span>/02/2024 – 1<text:span text:style-name="T19">6</text:span>:<text:span text:style-name="T19">24</text:span></text:h>
      <text:p text:style-name="P22">Amélioration du HUD, en vue du début de développement de logiciel demandant une bonne HUD.</text:p>
      <text:h text:style-name="P21" text:outline-level="1"><text:span text:style-name="T17">20</text:span>/02/2024 – 1<text:span text:style-name="T20">9</text:span>:<text:span text:style-name="T19">2</text:span><text:span text:style-name="T20">1</text:span></text:h>
      <text:p text:style-name="P23">Amélioration du HUD, <text:span text:style-name="T20">en ajoutant quelques fonctions pratiqu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20T19:20:49.314000000</dc:date>
    <meta:editing-duration>PT18M38S</meta:editing-duration>
    <meta:editing-cycles>28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25" meta:word-count="277" meta:character-count="1901" meta:non-whitespace-character-count="1639"/>
  </office:meta>
</office:document-meta>
</file>